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text-align="center" style:justify-single-word="false"/>
      <style:text-properties officeooo:paragraph-rsid="0012ea73"/>
    </style:style>
    <style:style style:name="P2" style:family="paragraph" style:parent-style-name="Heading_20_1">
      <style:paragraph-properties fo:text-align="end" style:justify-single-word="false"/>
      <style:text-properties officeooo:paragraph-rsid="0014a17a"/>
    </style:style>
    <style:style style:name="P3" style:family="paragraph" style:parent-style-name="Heading_20_1">
      <style:paragraph-properties fo:text-align="start" style:justify-single-word="false"/>
      <style:text-properties fo:font-size="12pt" officeooo:rsid="0012ea73" officeooo:paragraph-rsid="0014a17a" style:font-size-asian="12pt" style:font-size-complex="12pt"/>
    </style:style>
    <style:style style:name="P4" style:family="paragraph" style:parent-style-name="Heading_20_2">
      <style:paragraph-properties fo:text-align="center" style:justify-single-word="false"/>
    </style:style>
    <style:style style:name="P5" style:family="paragraph" style:parent-style-name="Heading_20_2">
      <style:paragraph-properties fo:text-align="center" style:justify-single-word="false"/>
      <style:text-properties officeooo:paragraph-rsid="0012ea73"/>
    </style:style>
    <style:style style:name="P6" style:family="paragraph" style:parent-style-name="Standard">
      <style:text-properties officeooo:paragraph-rsid="0012ea73"/>
    </style:style>
    <style:style style:name="T1" style:family="text">
      <style:text-properties officeooo:rsid="0012ea73"/>
    </style:style>
    <style:style style:name="T2" style:family="text">
      <style:text-properties officeooo:rsid="0014a17a"/>
    </style:style>
    <style:style style:name="T3" style:family="text">
      <style:text-properties fo:font-size="11pt"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fo:font-weight="normal" officeooo:rsid="0012ea73" style:font-size-asian="11pt" style:font-weight-asian="normal" style:font-size-complex="11pt" style:font-weight-complex="normal"/>
    </style:style>
    <style:style style:name="T6" style:family="text">
      <style:text-properties fo:font-weight="normal" style:font-weight-asian="normal" style:font-weight-complex="normal"/>
    </style:style>
    <style:style style:name="T7" style:family="text">
      <style:text-properties fo:color="#000000" loext:opacity="100%" fo:font-size="11pt" fo:font-weight="normal" style:font-size-asian="11pt" style:font-weight-asian="normal" style:font-size-complex="11pt" style:font-weight-complex="normal"/>
    </style:style>
    <style:style style:name="T8" style:family="text">
      <style:text-properties fo:font-size="12pt" officeooo:rsid="0012ea73"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8">BELL <text:s/>AQIL<text:line-break/>23V2533</text:span><text:span text:style-name="T1"><text:line-break/></text:span><text:span text:style-name="T7">07-12-2024</text:span></text:h>
      <text:h text:style-name="P3" text:outline-level="1">Dr MESSI NGUELE<text:line-break/><text:span text:style-name="T2">INF231 <text:line-break/>Tableaux de hachages</text:span></text:h>
      <text:h text:style-name="P1" text:outline-level="1">Rapport sur le Dictionnaire Bamoun-Français</text:h>
      <text:h text:style-name="P5" text:outline-level="2">Introduction</text:h>
      <text:p text:style-name="Standard">Ce rapport présente un dictionnaire numérique bilingue Bamoun-Français. Le programme implémente des fonctionnalités permettant de traduire des mots entre le français et le bamoun, d'ajouter de nouveaux mots, et de gérer les traductions via des fichiers texte.</text:p>
      <text:h text:style-name="P4" text:outline-level="2"><text:span text:style-name="T1">1</text:span>. Fonctionnalités</text:h>
      <text:p text:style-name="P6">Le dictionnaire offre les fonctionnalités suivantes :<text:line-break/> <text:s/>- Traduction de mots du français vers le bamoun et vice versa.<text:line-break/> <text:s/>- Ajout de nouveaux mots par l'utilisateur.<text:line-break/> <text:s/>- Stockage des traductions dans deux fichiers texte :<text:line-break/> <text:s/>- french_to_bamoun.txt (Français -&gt; Bamoun)<text:line-break/> <text:s/>- bamoun_to_french.txt (Bamoun -&gt; Français)</text:p>
      <text:p text:style-name="P6"><text:s text:c="2"/>-<text:span text:style-name="T1">La possiblilité d’ajouter ou de suprimer un mot si vous posséez les droits necessaires venant du developpeur (moi).</text:span><text:line-break/> <text:s/>- Interface interactive en ligne de commande pour une expérience utilisateur optimale.</text:p>
      <text:h text:style-name="P4" text:outline-level="2"><text:span text:style-name="T1">2</text:span>. Structure des Données</text:h>
      <text:p text:style-name="Standard">Les mots sont stockés dans une table de hachage à chaînes avec une taille de table de 26, correspondant au nombre de lettres de l'alphabet latin. Chaque mot est inséré dans une liste chaînée en fonction de la première lettre du mot.</text:p>
      <text:h text:style-name="P4" text:outline-level="2"><text:span text:style-name="T1">3</text:span>. Implémentation</text:h>
      <text:p text:style-name="Standard">Le programme est écrit en langage C et utilise des structures de données efficaces pour gérer la recherche et l'ajout de mots. Les données sont persistantes grâce à l'utilisation de fichiers texte.</text:p>
      <text:h text:style-name="P4" text:outline-level="2"><text:soft-page-break/><text:span text:style-name="T1">4</text:span>. Utilisation</text:h>
      <text:p text:style-name="Standard">Pour utiliser le programme :<text:line-break/>1. Lancer le programme.<text:line-break/>2. Suivre les instructions du menu pour traduire des mots, ajouter de nouveaux mots ou quitter.<text:line-break/>3. Les traductions sont automatiquement sauvegardées dans les fichiers texte.</text:p>
      <text:h text:style-name="P4" text:outline-level="2">Conclusion</text:h>
      <text:p text:style-name="Standard">Ce programme offre une base solide pour un dictionnaire numérique bilingue. Des améliorations futures pourraient inclure une interface graphique ou une base de données pour gérer des ensembles de mots plus lar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paragraph-properties fo:margin-top="0cm" fo:margin-bottom="0.353cm" style:contextual-spacing="true"/>
    </style:style>
    <style:style style:name="List_20_Bullet_20_2" style:display-name="List Bullet 2" style:family="paragraph" style:parent-style-name="Standard" style:list-style-name="WWNum2">
      <style:paragraph-properties fo:margin-top="0cm" fo:margin-bottom="0.353cm" style:contextual-spacing="true"/>
    </style:style>
    <style:style style:name="List_20_Bullet_20_3" style:display-name="List Bullet 3" style:family="paragraph" style:parent-style-name="Standard" style:list-style-name="WWNum3">
      <style:paragraph-properties fo:margin-top="0cm" fo:margin-bottom="0.353cm" style:contextual-spacing="true"/>
    </style:style>
    <style:style style:name="List_20_Number" style:display-name="List Number" style:family="paragraph" style:parent-style-name="Standard" style:list-style-name="WWNum5">
      <style:paragraph-properties fo:margin-top="0cm" fo:margin-bottom="0.353cm" style:contextual-spacing="true"/>
    </style:style>
    <style:style style:name="List_20_Number_20_2" style:display-name="List Number 2" style:family="paragraph" style:parent-style-name="Standard" style:list-style-name="WWNum6">
      <style:paragraph-properties fo:margin-top="0cm" fo:margin-bottom="0.353cm" style:contextual-spacing="true"/>
    </style:style>
    <style:style style:name="List_20_Number_20_3" style:display-name="List Number 3" style:family="paragraph" style:parent-style-name="Standard" style:list-style-name="WWNum7">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4-12-07T07:23:51.881287644</dc:date>
    <meta:editing-duration>PT4M10S</meta:editing-duration>
    <meta:generator>LibreOffice/7.3.7.2$Linux_X86_64 LibreOffice_project/30$Build-2</meta:generator>
    <meta:document-statistic meta:table-count="0" meta:image-count="0" meta:object-count="0" meta:page-count="2" meta:paragraph-count="16" meta:word-count="281" meta:character-count="1857" meta:non-whitespace-character-count="1576"/>
    <meta:user-defined meta:name="AppVersion">14.0000</meta:user-defined>
    <meta:template xlink:type="simple" xlink:actuate="onRequest" xlink:title="Normal.dotm" xlink:href=""/>
  </office:meta>
</office:document-meta>
</file>